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Normal" style:family="paragraph">
      <style:text-properties fo:font-weight="bold" style:font-weight-asian="bold" fo:font-size="12pt" style:font-size-asian="12pt"/>
    </style:style>
    <style:style style:name="P10" style:parent-style-name="ListParagraph" style:list-style-name="LFO2" style:family="paragraph">
      <style:text-properties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Normal" style:family="paragraph">
      <style:text-properties fo:font-weight="bold" style:font-weight-asian="bold" fo:font-size="12pt" style:font-size-asian="12pt"/>
    </style:style>
    <style:style style:name="P14" style:parent-style-name="ListParagraph" style:list-style-name="LFO3" style:family="paragraph">
      <style:text-properties fo:font-size="12pt" style:font-size-asian="12pt"/>
    </style:style>
    <style:style style:name="P15" style:parent-style-name="ListParagraph" style:list-style-name="LFO3" style:family="paragraph">
      <style:text-properties fo:font-size="12pt" style:font-size-asian="12pt"/>
    </style:style>
    <style:style style:name="P16" style:parent-style-name="ListParagraph" style:list-style-name="LFO3" style:family="paragraph">
      <style:text-properties fo:font-size="12pt" style:font-size-asian="12pt"/>
    </style:style>
    <style:style style:name="P17" style:parent-style-name="Normal" style:family="paragraph">
      <style:text-properties fo:font-weight="bold" style:font-weight-asian="bold" fo:font-size="12pt" style:font-size-asian="12pt"/>
    </style:style>
    <style:style style:name="P18" style:parent-style-name="ListParagraph" style:list-style-name="LFO4" style:family="paragraph">
      <style:text-properties fo:font-size="12pt" style:font-size-asian="12pt"/>
    </style:style>
    <style:style style:name="P19" style:parent-style-name="ListParagraph" style:list-style-name="LFO4" style:family="paragraph">
      <style:text-properties fo:font-size="12pt" style:font-size-asian="12pt"/>
    </style:style>
    <style:style style:name="P20" style:parent-style-name="ListParagraph" style:list-style-name="LFO4" style:family="paragraph">
      <style:text-properties fo:font-size="12pt" style:font-size-asian="12pt"/>
    </style:style>
    <style:style style:name="P21" style:parent-style-name="Normal" style:family="paragraph">
      <style:text-properties fo:font-weight="bold" style:font-weight-asian="bold" fo:font-size="12pt" style:font-size-asian="12pt"/>
    </style:style>
    <style:style style:name="P22" style:parent-style-name="ListParagraph" style:list-style-name="LFO5" style:family="paragraph">
      <style:text-properties fo:font-size="12pt" style:font-size-asian="12pt"/>
    </style:style>
    <style:style style:name="P23" style:parent-style-name="Normal" style:family="paragraph">
      <style:text-properties fo:font-weight="bold" style:font-weight-asian="bold" fo:font-size="12pt" style:font-size-asian="12pt"/>
    </style:style>
    <style:style style:name="P24" style:parent-style-name="ListParagraph" style:list-style-name="LFO5" style:family="paragraph">
      <style:text-properties fo:font-size="12pt" style:font-size-asian="12pt"/>
    </style:style>
    <style:style style:name="P25" style:parent-style-name="ListParagraph" style:list-style-name="LFO5" style:family="paragraph">
      <style:text-properties fo:font-size="12pt" style:font-size-asian="12pt"/>
    </style:style>
    <style:style style:name="P26" style:parent-style-name="ListParagraph" style:list-style-name="LFO5" style:family="paragraph">
      <style:text-properties fo:font-size="12pt" style:font-size-asian="12pt"/>
    </style:style>
    <style:style style:name="P27" style:parent-style-name="ListParagraph" style:list-style-name="LFO5" style:family="paragraph">
      <style:text-properties fo:font-size="12pt" style:font-size-asian="12pt"/>
    </style:style>
    <style:style style:name="P28" style:parent-style-name="Normal" style:family="paragraph">
      <style:text-properties fo:font-weight="bold" style:font-weight-asian="bold" fo:font-size="12pt" style:font-size-asian="12pt"/>
    </style:style>
    <style:style style:name="P29" style:parent-style-name="ListParagraph" style:list-style-name="LFO6" style:family="paragraph">
      <style:text-properties fo:font-size="12pt" style:font-size-asian="12pt"/>
    </style:style>
    <style:style style:name="P30" style:parent-style-name="ListParagraph" style:list-style-name="LFO6" style:family="paragraph">
      <style:text-properties fo:font-size="12pt" style:font-size-asian="12pt"/>
    </style:style>
    <style:style style:name="P31" style:parent-style-name="ListParagraph" style:list-style-name="LFO6" style:family="paragraph">
      <style:text-properties fo:font-size="12pt" style:font-size-asian="12pt"/>
    </style:style>
    <style:style style:name="P32" style:parent-style-name="ListParagraph" style:list-style-name="LFO6" style:family="paragraph">
      <style:text-properties fo:font-size="12pt" style:font-size-asian="12pt"/>
    </style:style>
    <style:style style:name="P33" style:parent-style-name="Normal" style:family="paragraph">
      <style:text-properties fo:font-weight="bold" style:font-weight-asian="bold" fo:font-size="12pt" style:font-size-asian="12pt"/>
    </style:style>
    <style:style style:name="P34" style:parent-style-name="ListParagraph" style:list-style-name="LFO7" style:family="paragraph">
      <style:text-properties fo:font-size="12pt" style:font-size-asian="12pt"/>
    </style:style>
    <style:style style:name="P35" style:parent-style-name="ListParagraph" style:list-style-name="LFO7" style:family="paragraph">
      <style:text-properties fo:font-size="12pt" style:font-size-asian="12pt"/>
    </style:style>
    <style:style style:name="P36" style:parent-style-name="ListParagraph" style:list-style-name="LFO7" style:family="paragraph">
      <style:text-properties fo:font-size="12pt" style:font-size-asian="12pt"/>
    </style:style>
    <style:style style:name="P37" style:parent-style-name="ListParagraph" style:list-style-name="LFO7" style:family="paragraph">
      <style:text-properties fo:font-size="12pt" style:font-size-asian="12pt"/>
    </style:style>
    <style:style style:name="P38" style:parent-style-name="ListParagraph" style:list-style-name="LFO7" style:family="paragraph">
      <style:text-properties fo:font-size="12pt" style:font-size-asian="12pt"/>
    </style:style>
    <style:style style:name="P39" style:parent-style-name="ListParagraph" style:list-style-name="LFO7" style:family="paragraph">
      <style:text-properties fo:font-size="12pt" style:font-size-asian="12pt"/>
    </style:style>
    <style:style style:name="P40" style:parent-style-name="ListParagraph" style:list-style-name="LFO7" style:family="paragraph">
      <style:text-properties fo:font-size="12pt" style:font-size-asian="12pt"/>
    </style:style>
    <style:style style:name="P41" style:parent-style-name="ListParagraph" style:list-style-name="LFO7" style:family="paragraph">
      <style:text-properties fo:font-size="12pt" style:font-size-asian="12pt"/>
    </style:style>
    <style:style style:name="P42" style:parent-style-name="ListParagraph" style:list-style-name="LFO7" style:family="paragraph">
      <style:text-properties fo:font-size="12pt" style:font-size-asian="12pt"/>
    </style:style>
    <style:style style:name="P43" style:parent-style-name="ListParagraph" style:list-style-name="LFO7" style:family="paragraph">
      <style:text-properties fo:font-size="12pt" style:font-size-asian="12pt"/>
    </style:style>
    <style:style style:name="P44" style:parent-style-name="ListParagraph" style:list-style-name="LFO7" style:family="paragraph">
      <style:text-properties fo:font-size="12pt" style:font-size-asian="12pt"/>
    </style:style>
    <style:style style:name="P45" style:parent-style-name="ListParagraph" style:list-style-name="LFO7" style:family="paragraph">
      <style:text-properties fo:font-size="12pt" style:font-size-asian="12pt"/>
    </style:style>
    <style:style style:name="P46" style:parent-style-name="Normal" style:family="paragraph">
      <style:text-properties fo:font-weight="bold" style:font-weight-asian="bold" fo:font-size="12pt" style:font-size-asian="12pt"/>
    </style:style>
    <style:style style:name="P47" style:parent-style-name="ListParagraph" style:list-style-name="LFO8" style:family="paragraph">
      <style:text-properties fo:font-size="12pt" style:font-size-asian="12pt"/>
    </style:style>
    <style:style style:name="P48" style:parent-style-name="ListParagraph" style:list-style-name="LFO8" style:family="paragraph">
      <style:text-properties fo:font-size="12pt" style:font-size-asian="12pt"/>
    </style:style>
    <style:style style:name="P49" style:parent-style-name="ListParagraph" style:list-style-name="LFO8" style:family="paragraph">
      <style:text-properties fo:font-size="12pt" style:font-size-asian="12pt"/>
    </style:style>
    <style:style style:name="P50" style:parent-style-name="ListParagraph" style:list-style-name="LFO8" style:family="paragraph">
      <style:text-properties fo:font-size="12pt" style:font-size-asian="12pt"/>
    </style:style>
    <style:style style:name="P51" style:parent-style-name="ListParagraph" style:list-style-name="LFO8" style:family="paragraph">
      <style:text-properties fo:font-size="12pt" style:font-size-asian="12pt"/>
    </style:style>
    <style:style style:name="P52" style:parent-style-name="ListParagraph" style:list-style-name="LFO8" style:family="paragraph">
      <style:text-properties fo:font-size="12pt" style:font-size-asian="12pt"/>
    </style:style>
    <style:style style:name="P53" style:parent-style-name="ListParagraph" style:list-style-name="LFO8" style:family="paragraph">
      <style:text-properties fo:font-size="12pt" style:font-size-asian="12pt"/>
    </style:style>
    <style:style style:name="P54" style:parent-style-name="ListParagraph" style:list-style-name="LFO8" style:family="paragraph">
      <style:text-properties fo:font-size="12pt" style:font-size-asian="12pt"/>
    </style:style>
    <style:style style:name="P55" style:parent-style-name="ListParagraph" style:list-style-name="LFO8" style:family="paragraph">
      <style:text-properties fo:font-size="12pt" style:font-size-asian="12pt"/>
    </style:style>
    <style:style style:name="P56" style:parent-style-name="ListParagraph" style:list-style-name="LFO8" style:family="paragraph">
      <style:text-properties fo:font-size="12pt" style:font-size-asian="12pt"/>
    </style:style>
    <style:style style:name="P57" style:parent-style-name="ListParagraph" style:list-style-name="LFO8" style:family="paragraph">
      <style:text-properties fo:font-size="12pt" style:font-size-asian="12pt"/>
    </style:style>
    <style:style style:name="P58" style:parent-style-name="ListParagraph" style:list-style-name="LFO8" style:family="paragraph">
      <style:text-properties fo:font-size="12pt" style:font-size-asian="12pt"/>
    </style:style>
    <style:style style:name="P59" style:parent-style-name="ListParagraph" style:list-style-name="LFO8" style:family="paragraph">
      <style:text-properties fo:font-size="12pt" style:font-size-asian="12pt"/>
    </style:style>
    <style:style style:name="P60" style:parent-style-name="Normal" style:family="paragraph">
      <style:text-properties fo:font-weight="bold" style:font-weight-asian="bold" fo:font-size="12pt" style:font-size-asian="12pt"/>
    </style:style>
    <style:style style:name="P61" style:parent-style-name="ListParagraph" style:list-style-name="LFO9" style:family="paragraph">
      <style:text-properties fo:font-size="12pt" style:font-size-asian="12pt"/>
    </style:style>
    <style:style style:name="P62" style:parent-style-name="ListParagraph" style:list-style-name="LFO9" style:family="paragraph">
      <style:text-properties fo:font-size="12pt" style:font-size-asian="12pt"/>
    </style:style>
    <style:style style:name="P63" style:parent-style-name="ListParagraph" style:list-style-name="LFO9" style:family="paragraph">
      <style:text-properties fo:font-size="12pt" style:font-size-asian="12pt"/>
    </style:style>
    <style:style style:name="P64" style:parent-style-name="ListParagraph" style:list-style-name="LFO9" style:family="paragraph">
      <style:text-properties fo:font-size="12pt" style:font-size-asian="12pt"/>
    </style:style>
    <style:style style:name="P65" style:parent-style-name="ListParagraph" style:list-style-name="LFO9" style:family="paragraph">
      <style:text-properties fo:font-size="12pt" style:font-size-asian="12pt"/>
    </style:style>
    <style:style style:name="P66" style:parent-style-name="Normal" style:family="paragraph">
      <style:text-properties fo:font-weight="bold" style:font-weight-asian="bold" fo:font-size="12pt" style:font-size-asian="12pt"/>
    </style:style>
    <style:style style:name="P67" style:parent-style-name="ListParagraph" style:list-style-name="LFO10" style:family="paragraph">
      <style:text-properties fo:font-size="12pt" style:font-size-asian="12pt"/>
    </style:style>
    <style:style style:name="P68" style:parent-style-name="ListParagraph" style:list-style-name="LFO10" style:family="paragraph">
      <style:text-properties fo:font-size="12pt" style:font-size-asian="12pt"/>
    </style:style>
    <style:style style:name="P69" style:parent-style-name="ListParagraph" style:list-style-name="LFO10" style:family="paragraph">
      <style:text-properties fo:font-size="12pt" style:font-size-asian="12pt"/>
    </style:style>
    <style:style style:name="P70" style:parent-style-name="ListParagraph" style:list-style-name="LFO10" style:family="paragraph">
      <style:text-properties fo:font-size="12pt" style:font-size-asian="12pt"/>
    </style:style>
    <style:style style:name="P71" style:parent-style-name="ListParagraph" style:list-style-name="LFO10" style:family="paragraph">
      <style:text-properties fo:font-size="12pt" style:font-size-asian="12pt"/>
    </style:style>
    <style:style style:name="P72" style:parent-style-name="ListParagraph" style:list-style-name="LFO10" style:family="paragraph">
      <style:text-properties fo:font-size="12pt" style:font-size-asian="12pt"/>
    </style:style>
    <style:style style:name="P73" style:parent-style-name="ListParagraph" style:list-style-name="LFO10" style:family="paragraph">
      <style:text-properties fo:font-size="12pt" style:font-size-asian="12pt"/>
    </style:style>
    <style:style style:name="P74" style:parent-style-name="ListParagraph" style:list-style-name="LFO10" style:family="paragraph">
      <style:text-properties fo:font-size="12pt" style:font-size-asian="12pt"/>
    </style:style>
    <style:style style:name="P75" style:parent-style-name="ListParagraph" style:list-style-name="LFO10" style:family="paragraph">
      <style:text-properties fo:font-size="12pt" style:font-size-asian="12pt"/>
    </style:style>
    <style:style style:name="P76" style:parent-style-name="ListParagraph" style:list-style-name="LFO10" style:family="paragraph">
      <style:text-properties fo:font-size="12pt" style:font-size-asian="12pt"/>
    </style:style>
    <style:style style:name="P77" style:parent-style-name="Normal" style:family="paragraph">
      <style:text-properties fo:font-weight="bold" style:font-weight-asian="bold" fo:font-size="12pt" style:font-size-asian="12pt"/>
    </style:style>
    <style:style style:name="P78" style:parent-style-name="ListParagraph" style:list-style-name="LFO11" style:family="paragraph">
      <style:text-properties fo:font-size="12pt" style:font-size-asian="12pt"/>
    </style:style>
    <style:style style:name="P79" style:parent-style-name="ListParagraph" style:list-style-name="LFO11" style:family="paragraph">
      <style:text-properties fo:font-size="12pt" style:font-size-asian="12pt"/>
    </style:style>
    <style:style style:name="P80" style:parent-style-name="ListParagraph" style:list-style-name="LFO11" style:family="paragraph">
      <style:text-properties fo:font-size="12pt" style:font-size-asian="12pt"/>
    </style:style>
    <style:style style:name="P81" style:parent-style-name="ListParagraph" style:list-style-name="LFO11" style:family="paragraph">
      <style:text-properties fo:font-size="12pt" style:font-size-asian="12pt"/>
    </style:style>
    <style:style style:name="P82" style:parent-style-name="ListParagraph" style:list-style-name="LFO11" style:family="paragraph">
      <style:text-properties fo:font-size="12pt" style:font-size-asian="12pt"/>
    </style:style>
    <style:style style:name="P83" style:parent-style-name="ListParagraph" style:list-style-name="LFO11" style:family="paragraph">
      <style:text-properties fo:font-size="12pt" style:font-size-asian="12pt"/>
    </style:style>
    <style:style style:name="P84" style:parent-style-name="ListParagraph" style:list-style-name="LFO11" style:family="paragraph">
      <style:text-properties fo:font-size="12pt" style:font-size-asian="12pt"/>
    </style:style>
    <style:style style:name="P85" style:parent-style-name="ListParagraph" style:list-style-name="LFO11" style:family="paragraph">
      <style:text-properties fo:font-size="12pt" style:font-size-asian="12pt"/>
    </style:style>
    <style:style style:name="P86" style:parent-style-name="Normal" style:family="paragraph">
      <style:text-properties fo:font-weight="bold" style:font-weight-asian="bold" fo:font-size="12pt" style:font-size-asian="12pt"/>
    </style:style>
    <style:style style:name="P87" style:parent-style-name="ListParagraph" style:list-style-name="LFO12" style:family="paragraph">
      <style:text-properties fo:font-size="12pt" style:font-size-asian="12pt"/>
    </style:style>
    <style:style style:name="P88" style:parent-style-name="ListParagraph" style:list-style-name="LFO12" style:family="paragraph">
      <style:text-properties fo:font-size="12pt" style:font-size-asian="12pt"/>
    </style:style>
    <style:style style:name="P89" style:parent-style-name="Normal" style:family="paragraph">
      <style:text-properties fo:font-weight="bold" style:font-weight-asian="bold" fo:font-size="12pt" style:font-size-asian="12pt"/>
    </style:style>
    <style:style style:name="P90" style:parent-style-name="ListParagraph" style:list-style-name="LFO13" style:family="paragraph">
      <style:text-properties fo:font-size="12pt" style:font-size-asian="12pt"/>
    </style:style>
    <style:style style:name="P91" style:parent-style-name="ListParagraph" style:list-style-name="LFO13" style:family="paragraph">
      <style:text-properties fo:font-size="12pt" style:font-size-asian="12pt"/>
    </style:style>
    <style:style style:name="P92" style:parent-style-name="ListParagraph" style:list-style-name="LFO13" style:family="paragraph">
      <style:text-properties fo:font-size="12pt" style:font-size-asian="12pt"/>
    </style:style>
    <style:style style:name="P93" style:parent-style-name="ListParagraph" style:list-style-name="LFO13" style:family="paragraph">
      <style:text-properties fo:font-size="12pt" style:font-size-asian="12pt"/>
    </style:style>
    <style:style style:name="P94" style:parent-style-name="ListParagraph" style:list-style-name="LFO13" style:family="paragraph">
      <style:text-properties fo:font-size="12pt" style:font-size-asian="12pt"/>
    </style:style>
    <style:style style:name="P95" style:parent-style-name="ListParagraph" style:list-style-name="LFO13" style:family="paragraph">
      <style:text-properties fo:font-size="12pt" style:font-size-asian="12pt"/>
    </style:style>
    <style:style style:name="P96" style:parent-style-name="Normal" style:family="paragraph">
      <style:text-properties fo:font-weight="bold" style:font-weight-asian="bold" fo:font-size="12pt" style:font-size-asian="12pt"/>
    </style:style>
    <style:style style:name="P97" style:parent-style-name="ListParagraph" style:list-style-name="LFO14" style:family="paragraph">
      <style:text-properties fo:font-size="12pt" style:font-size-asian="12pt"/>
    </style:style>
    <style:style style:name="P98" style:parent-style-name="ListParagraph" style:list-style-name="LFO14" style:family="paragraph">
      <style:text-properties fo:font-size="12pt" style:font-size-asian="12pt"/>
    </style:style>
    <style:style style:name="P99" style:parent-style-name="ListParagraph" style:list-style-name="LFO14" style:family="paragraph">
      <style:text-properties fo:font-size="12pt" style:font-size-asian="12pt"/>
    </style:style>
    <style:style style:name="P100" style:parent-style-name="ListParagraph" style:list-style-name="LFO14" style:family="paragraph">
      <style:text-properties fo:font-size="12pt" style:font-size-asian="12pt"/>
    </style:style>
    <style:style style:name="P101" style:parent-style-name="Normal" style:family="paragraph">
      <style:text-properties fo:font-weight="bold" style:font-weight-asian="bold" fo:font-size="12pt" style:font-size-asian="12pt"/>
    </style:style>
    <style:style style:name="P102" style:parent-style-name="ListParagraph" style:list-style-name="LFO15" style:family="paragraph">
      <style:text-properties fo:font-size="12pt" style:font-size-asian="12pt"/>
    </style:style>
    <style:style style:name="P103" style:parent-style-name="ListParagraph" style:list-style-name="LFO15" style:family="paragraph">
      <style:text-properties fo:font-size="12pt" style:font-size-asian="12pt"/>
    </style:style>
    <style:style style:name="P104" style:parent-style-name="ListParagraph" style:list-style-name="LFO15" style:family="paragraph">
      <style:text-properties fo:font-size="12pt" style:font-size-asian="12pt"/>
    </style:style>
    <style:style style:name="P105" style:parent-style-name="ListParagraph" style:list-style-name="LFO15" style:family="paragraph">
      <style:text-properties fo:font-size="12pt" style:font-size-asian="12pt"/>
    </style:style>
    <style:style style:name="P106" style:parent-style-name="ListParagraph" style:list-style-name="LFO15" style:family="paragraph">
      <style:text-properties fo:font-size="12pt" style:font-size-asian="12pt"/>
    </style:style>
    <style:style style:name="P107" style:parent-style-name="ListParagraph" style:list-style-name="LFO15" style:family="paragraph">
      <style:text-properties fo:font-size="12pt" style:font-size-asian="12pt"/>
    </style:style>
    <style:style style:name="P108" style:parent-style-name="ListParagraph" style:list-style-name="LFO15" style:family="paragraph">
      <style:text-properties fo:font-size="12pt" style:font-size-asian="12pt"/>
    </style:style>
    <style:style style:name="P109" style:parent-style-name="Normal" style:family="paragraph">
      <style:text-properties fo:font-size="12pt" style:font-size-asian="12pt"/>
    </style:style>
    <style:style style:name="P110" style:parent-style-name="Normal" style:family="paragraph">
      <style:text-properties fo:font-weight="bold" style:font-weight-asian="bold" fo:font-size="12pt" style:font-size-asian="12pt"/>
    </style:style>
    <style:style style:name="P111" style:parent-style-name="ListParagraph" style:list-style-name="LFO16" style:family="paragraph">
      <style:text-properties fo:font-size="12pt" style:font-size-asian="12pt"/>
    </style:style>
    <style:style style:name="P112" style:parent-style-name="ListParagraph" style:list-style-name="LFO16" style:family="paragraph">
      <style:text-properties fo:font-size="12pt" style:font-size-asian="12pt"/>
    </style:style>
    <style:style style:name="P113" style:parent-style-name="ListParagraph" style:list-style-name="LFO16" style:family="paragraph">
      <style:text-properties fo:font-size="12pt" style:font-size-asian="12pt"/>
    </style:style>
    <style:style style:name="P114" style:parent-style-name="ListParagraph" style:list-style-name="LFO16" style:family="paragraph">
      <style:text-properties fo:font-size="12pt" style:font-size-asian="12pt"/>
    </style:style>
    <style:style style:name="P115" style:parent-style-name="ListParagraph" style:list-style-name="LFO16" style:family="paragraph">
      <style:text-properties fo:font-size="12pt" style:font-size-asian="12pt"/>
    </style:style>
    <style:style style:name="P116" style:parent-style-name="ListParagraph" style:list-style-name="LFO16" style:family="paragraph">
      <style:text-properties fo:font-size="12pt" style:font-size-asian="12pt"/>
    </style:style>
    <style:style style:name="P117" style:parent-style-name="ListParagraph" style:list-style-name="LFO16" style:family="paragraph">
      <style:text-properties fo:font-size="12pt" style:font-size-asian="12pt"/>
    </style:style>
    <style:style style:name="P118" style:parent-style-name="Normal" style:family="paragraph">
      <style:text-properties fo:font-weight="bold" style:font-weight-asian="bold" fo:font-size="12pt" style:font-size-asian="12pt"/>
    </style:style>
    <style:style style:name="P119" style:parent-style-name="ListParagraph" style:list-style-name="LFO17" style:family="paragraph"/>
    <style:style style:name="T120" style:parent-style-name="DefaultParagraphFont" style:family="text">
      <style:text-properties fo:font-size="12pt" style:font-size-asian="12pt"/>
    </style:style>
    <style:style style:name="P121" style:parent-style-name="ListParagraph" style:list-style-name="LFO17" style:family="paragraph"/>
    <style:style style:name="T122" style:parent-style-name="DefaultParagraphFont" style:family="text">
      <style:text-properties fo:font-size="12pt" style:font-size-asian="12pt"/>
    </style:style>
    <style:style style:name="T123" style:parent-style-name="DefaultParagraphFont" style:family="text">
      <style:text-properties fo:font-size="12pt" style:font-size-asian="12pt"/>
    </style:style>
    <style:style style:name="P124" style:parent-style-name="ListParagraph" style:list-style-name="LFO17" style:family="paragraph"/>
    <style:style style:name="T125" style:parent-style-name="DefaultParagraphFont" style:family="text">
      <style:text-properties fo:font-size="12pt" style:font-size-asian="12pt"/>
    </style:style>
    <style:style style:name="T126" style:parent-style-name="DefaultParagraphFont" style:family="text">
      <style:text-properties fo:font-size="12pt" style:font-size-asian="12pt"/>
    </style:style>
    <style:style style:name="P127" style:parent-style-name="Normal" style:family="paragraph">
      <style:text-properties fo:font-weight="bold" style:font-weight-asian="bold" fo:font-size="12pt" style:font-size-asian="12pt"/>
    </style:style>
    <style:style style:name="P128" style:parent-style-name="ListParagraph" style:list-style-name="LFO18" style:family="paragraph">
      <style:text-properties fo:font-size="12pt" style:font-size-asian="12pt"/>
    </style:style>
    <style:style style:name="P129" style:parent-style-name="ListParagraph" style:list-style-name="LFO18" style:family="paragraph">
      <style:text-properties fo:font-size="12pt" style:font-size-asian="12pt"/>
    </style:style>
    <style:style style:name="P130" style:parent-style-name="ListParagraph" style:list-style-name="LFO18" style:family="paragraph">
      <style:text-properties fo:font-size="12pt" style:font-size-asian="12pt"/>
    </style:style>
    <style:style style:name="P131" style:parent-style-name="Normal" style:family="paragraph">
      <style:text-properties fo:font-size="12pt" style:font-size-asian="12pt"/>
    </style:style>
    <style:style style:name="P132" style:parent-style-name="Normal" style:family="paragraph">
      <style:text-properties fo:font-weight="bold" style:font-weight-asian="bold" fo:font-size="12pt" style:font-size-asian="12pt"/>
    </style:style>
    <style:style style:name="P133" style:parent-style-name="ListParagraph" style:list-style-name="LFO19" style:family="paragraph"/>
    <style:style style:name="T134" style:parent-style-name="DefaultParagraphFont" style:family="text">
      <style:text-properties fo:font-size="12pt" style:font-size-asian="12pt"/>
    </style:style>
    <style:style style:name="P135" style:parent-style-name="ListParagraph" style:list-style-name="LFO19" style:family="paragraph"/>
    <style:style style:name="T136" style:parent-style-name="DefaultParagraphFont" style:family="text">
      <style:text-properties fo:font-size="12pt" style:font-size-asian="12pt"/>
    </style:style>
    <style:style style:name="T137" style:parent-style-name="DefaultParagraphFont" style:family="text">
      <style:text-properties fo:font-size="12pt" style:font-size-asian="12pt"/>
    </style:style>
    <style:style style:name="P138" style:parent-style-name="ListParagraph" style:list-style-name="LFO19" style:family="paragraph"/>
    <style:style style:name="T139" style:parent-style-name="DefaultParagraphFont" style:family="text">
      <style:text-properties fo:font-size="12pt" style:font-size-asian="12pt"/>
    </style:style>
    <style:style style:name="P140" style:parent-style-name="Normal" style:family="paragraph">
      <style:text-properties fo:font-weight="bold" style:font-weight-asian="bold" fo:font-size="12pt" style:font-size-asian="12pt"/>
    </style:style>
    <style:style style:name="P141" style:parent-style-name="ListParagraph" style:list-style-name="LFO20" style:family="paragraph">
      <style:text-properties fo:font-size="12pt" style:font-size-asian="12pt"/>
    </style:style>
    <style:style style:name="P142" style:parent-style-name="ListParagraph" style:list-style-name="LFO20" style:family="paragraph">
      <style:text-properties fo:font-size="12pt" style:font-size-asian="12pt"/>
    </style:style>
    <style:style style:name="P143" style:parent-style-name="ListParagraph" style:list-style-name="LFO20" style:family="paragraph">
      <style:text-properties fo:font-size="12pt" style:font-size-asian="12pt"/>
    </style:style>
    <style:style style:name="P144" style:parent-style-name="ListParagraph" style:list-style-name="LFO20" style:family="paragraph">
      <style:text-properties fo:font-size="12pt" style:font-size-asian="12pt"/>
    </style:style>
    <style:style style:name="P145" style:parent-style-name="ListParagraph" style:list-style-name="LFO20" style:family="paragraph">
      <style:text-properties fo:font-size="12pt" style:font-size-asian="12pt"/>
    </style:style>
    <style:style style:name="P146" style:parent-style-name="Normal" style:family="paragraph">
      <style:text-properties fo:font-weight="bold" style:font-weight-asian="bold" fo:font-size="12pt" style:font-size-asian="12pt"/>
    </style:style>
    <style:style style:name="P147" style:parent-style-name="ListParagraph" style:list-style-name="LFO21" style:family="paragraph"/>
    <style:style style:name="T148" style:parent-style-name="DefaultParagraphFont" style:family="text">
      <style:text-properties fo:font-size="12pt" style:font-size-asian="12pt"/>
    </style:style>
    <style:style style:name="P149" style:parent-style-name="ListParagraph" style:list-style-name="LFO21" style:family="paragraph"/>
    <style:style style:name="T150" style:parent-style-name="DefaultParagraphFont" style:family="text">
      <style:text-properties fo:font-size="12pt" style:font-size-asian="12pt"/>
    </style:style>
    <style:style style:name="P151" style:parent-style-name="ListParagraph" style:list-style-name="LFO21" style:family="paragraph"/>
    <style:style style:name="T152" style:parent-style-name="DefaultParagraphFont" style:family="text">
      <style:text-properties fo:font-size="12pt" style:font-size-asian="12pt"/>
    </style:style>
    <style:style style:name="P153" style:parent-style-name="ListParagraph" style:list-style-name="LFO21" style:family="paragraph"/>
    <style:style style:name="T154" style:parent-style-name="DefaultParagraphFont" style:family="text">
      <style:text-properties fo:font-size="12pt" style:font-size-asian="12pt"/>
    </style:style>
    <style:style style:name="P155" style:parent-style-name="ListParagraph" style:list-style-name="LFO21" style:family="paragraph"/>
    <style:style style:name="T156" style:parent-style-name="DefaultParagraphFont" style:family="text">
      <style:text-properties fo:font-size="12pt" style:font-size-asian="12pt"/>
    </style:style>
    <style:style style:name="P157" style:parent-style-name="ListParagraph" style:list-style-name="LFO21" style:family="paragraph"/>
    <style:style style:name="T158" style:parent-style-name="DefaultParagraphFont" style:family="text">
      <style:text-properties fo:font-size="12pt" style:font-size-asian="12pt"/>
    </style:style>
    <style:style style:name="T159" style:parent-style-name="DefaultParagraphFont" style:family="text">
      <style:text-properties fo:font-size="12pt" style:font-size-asian="12pt"/>
    </style:style>
    <style:style style:name="P160" style:parent-style-name="Normal" style:family="paragraph">
      <style:text-properties fo:font-weight="bold" style:font-weight-asian="bold" fo:font-size="12pt" style:font-size-asian="12pt"/>
    </style:style>
    <style:style style:name="P161" style:parent-style-name="ListParagraph" style:list-style-name="LFO22" style:family="paragraph"/>
    <style:style style:name="T162" style:parent-style-name="DefaultParagraphFont" style:family="text">
      <style:text-properties fo:font-size="12pt" style:font-size-asian="12pt"/>
    </style:style>
    <style:style style:name="P163" style:parent-style-name="ListParagraph" style:list-style-name="LFO22" style:family="paragraph"/>
    <style:style style:name="T164" style:parent-style-name="DefaultParagraphFont" style:family="text">
      <style:text-properties fo:font-size="12pt" style:font-size-asian="12pt"/>
    </style:style>
    <style:style style:name="P165" style:parent-style-name="Normal" style:family="paragraph">
      <style:text-properties fo:font-weight="bold" style:font-weight-asian="bold" fo:font-size="12pt" style:font-size-asian="12pt"/>
    </style:style>
    <style:style style:name="P166" style:parent-style-name="ListParagraph" style:list-style-name="LFO23" style:family="paragraph"/>
    <style:style style:name="T167" style:parent-style-name="DefaultParagraphFont" style:family="text">
      <style:text-properties fo:font-size="12pt" style:font-size-asian="12pt"/>
    </style:style>
    <style:style style:name="P168" style:parent-style-name="ListParagraph" style:list-style-name="LFO23" style:family="paragraph"/>
    <style:style style:name="T169" style:parent-style-name="DefaultParagraphFont" style:family="text">
      <style:text-properties fo:font-size="12pt" style:font-size-asian="12pt"/>
    </style:style>
    <style:style style:name="P170" style:parent-style-name="ListParagraph" style:list-style-name="LFO23" style:family="paragraph"/>
    <style:style style:name="T171" style:parent-style-name="DefaultParagraphFont" style:family="text">
      <style:text-properties fo:font-size="12pt" style:font-size-asian="12pt"/>
    </style:style>
    <style:style style:name="P172" style:parent-style-name="ListParagraph" style:list-style-name="LFO23" style:family="paragraph"/>
    <style:style style:name="T173" style:parent-style-name="DefaultParagraphFont" style:family="text">
      <style:text-properties fo:font-size="12pt" style:font-size-asian="12pt"/>
    </style:style>
    <style:style style:name="P174" style:parent-style-name="ListParagraph" style:list-style-name="LFO23" style:family="paragraph"/>
    <style:style style:name="T175" style:parent-style-name="DefaultParagraphFont" style:family="text">
      <style:text-properties fo:font-size="12pt" style:font-size-asian="12pt"/>
    </style:style>
    <style:style style:name="P176" style:parent-style-name="ListParagraph" style:list-style-name="LFO23" style:family="paragraph"/>
    <style:style style:name="T177" style:parent-style-name="DefaultParagraphFont" style:family="text">
      <style:text-properties fo:font-size="12pt" style:font-size-asian="12pt"/>
    </style:style>
    <style:style style:name="T178" style:parent-style-name="DefaultParagraphFont" style:family="text">
      <style:text-properties fo:font-size="12pt" style:font-size-asian="12pt"/>
    </style:style>
    <style:style style:name="T179" style:parent-style-name="DefaultParagraphFont" style:family="text">
      <style:text-properties fo:font-size="12pt" style:font-size-asian="12pt"/>
    </style:style>
    <style:style style:name="P180" style:parent-style-name="ListParagraph" style:list-style-name="LFO23" style:family="paragraph"/>
    <style:style style:name="T181" style:parent-style-name="DefaultParagraphFont" style:family="text">
      <style:text-properties fo:font-size="12pt" style:font-size-asian="12pt"/>
    </style:style>
    <style:style style:name="P182" style:parent-style-name="ListParagraph" style:list-style-name="LFO23" style:family="paragraph"/>
    <style:style style:name="T183" style:parent-style-name="DefaultParagraphFont" style:family="text">
      <style:text-properties fo:font-size="12pt" style:font-size-asian="12pt"/>
    </style:style>
    <style:style style:name="P184" style:parent-style-name="Normal" style:family="paragraph">
      <style:text-properties fo:font-weight="bold" style:font-weight-asian="bold" fo:font-size="12pt" style:font-size-asian="12pt"/>
    </style:style>
    <style:style style:name="P185" style:parent-style-name="Normal" style:family="paragraph">
      <style:text-properties fo:font-weight="bold" style:font-weight-asian="bold" fo:font-size="12pt" style:font-size-asian="12pt"/>
    </style:style>
    <style:style style:name="P186" style:parent-style-name="ListParagraph" style:list-style-name="LFO24" style:family="paragraph"/>
    <style:style style:name="T187" style:parent-style-name="DefaultParagraphFont" style:family="text">
      <style:text-properties fo:font-size="12pt" style:font-size-asian="12pt"/>
    </style:style>
    <style:style style:name="P188" style:parent-style-name="ListParagraph" style:list-style-name="LFO24" style:family="paragraph"/>
    <style:style style:name="T189" style:parent-style-name="DefaultParagraphFont" style:family="text">
      <style:text-properties fo:font-size="12pt" style:font-size-asian="12pt"/>
    </style:style>
    <style:style style:name="P190" style:parent-style-name="ListParagraph" style:list-style-name="LFO24" style:family="paragraph"/>
    <style:style style:name="T191" style:parent-style-name="DefaultParagraphFont" style:family="text">
      <style:text-properties fo:font-size="12pt" style:font-size-asian="12pt"/>
    </style:style>
    <style:style style:name="P192" style:parent-style-name="ListParagraph" style:list-style-name="LFO24" style:family="paragraph"/>
    <style:style style:name="T193" style:parent-style-name="DefaultParagraphFont" style:family="text">
      <style:text-properties fo:font-size="12pt" style:font-size-asian="12pt"/>
    </style:style>
    <style:style style:name="P194" style:parent-style-name="ListParagraph" style:list-style-name="LFO24" style:family="paragraph"/>
    <style:style style:name="T195" style:parent-style-name="DefaultParagraphFont" style:family="text">
      <style:text-properties fo:font-size="12pt" style:font-size-asian="12pt"/>
    </style:style>
    <style:style style:name="P196" style:parent-style-name="ListParagraph" style:list-style-name="LFO24" style:family="paragraph"/>
    <style:style style:name="T197" style:parent-style-name="DefaultParagraphFont" style:family="text">
      <style:text-properties fo:font-size="12pt" style:font-size-asian="12pt"/>
    </style:style>
    <style:style style:name="T198" style:parent-style-name="DefaultParagraphFont" style:family="text">
      <style:text-properties fo:font-size="12pt" style:font-size-asian="12pt"/>
    </style:style>
    <style:style style:name="P199" style:parent-style-name="ListParagraph" style:list-style-name="LFO24" style:family="paragraph"/>
    <style:style style:name="T200" style:parent-style-name="DefaultParagraphFont" style:family="text">
      <style:text-properties fo:font-size="12pt" style:font-size-asian="12pt"/>
    </style:style>
    <style:style style:name="P201" style:parent-style-name="ListParagraph" style:list-style-name="LFO24" style:family="paragraph"/>
    <style:style style:name="T202" style:parent-style-name="DefaultParagraphFont" style:family="text">
      <style:text-properties fo:font-size="12pt" style:font-size-asian="12pt"/>
    </style:style>
    <style:style style:name="P203" style:parent-style-name="ListParagraph" style:list-style-name="LFO24" style:family="paragraph"/>
    <style:style style:name="T204" style:parent-style-name="DefaultParagraphFont" style:family="text">
      <style:text-properties fo:font-size="12pt" style:font-size-asian="12pt"/>
    </style:style>
    <style:style style:name="P205" style:parent-style-name="ListParagraph" style:list-style-name="LFO24" style:family="paragraph"/>
    <style:style style:name="T206" style:parent-style-name="DefaultParagraphFont" style:family="text">
      <style:text-properties fo:font-size="12pt" style:font-size-asian="12pt"/>
    </style:style>
    <style:style style:name="P207" style:parent-style-name="ListParagraph" style:list-style-name="LFO24" style:family="paragraph"/>
    <style:style style:name="T208" style:parent-style-name="DefaultParagraphFont" style:family="text">
      <style:text-properties fo:font-size="12pt" style:font-size-asian="12pt"/>
    </style:style>
    <style:style style:name="P209" style:parent-style-name="ListParagraph" style:list-style-name="LFO24" style:family="paragraph"/>
    <style:style style:name="T210" style:parent-style-name="DefaultParagraphFont" style:family="text">
      <style:text-properties fo:font-size="12pt" style:font-size-asian="12pt"/>
    </style:style>
    <style:style style:name="P211" style:parent-style-name="ListParagraph" style:list-style-name="LFO24" style:family="paragraph"/>
    <style:style style:name="T212" style:parent-style-name="DefaultParagraphFont" style:family="text">
      <style:text-properties fo:font-size="12pt" style:font-size-asian="12pt"/>
    </style:style>
    <style:style style:name="T213" style:parent-style-name="DefaultParagraphFont" style:family="text">
      <style:text-properties fo:font-size="12pt" style:font-size-asian="12pt"/>
    </style:style>
    <style:style style:name="P214" style:parent-style-name="Normal" style:family="paragraph">
      <style:text-properties fo:font-weight="bold" style:font-weight-asian="bold" fo:font-size="12pt" style:font-size-asian="12pt"/>
    </style:style>
  </office:automatic-styles>
  <office:body>
    <office:text text:use-soft-page-breaks="true">
      <text:p text:style-name="P1">8-Week 8-Redman And Wilkinson Chapter 10 – Organisational And Corporate Culture</text:p>
      <text:p text:style-name="P2"/>
      <text:p text:style-name="P3">The Concept of Culture</text:p>
      <text:list text:style-name="LFO1" text:continue-numbering="true">
        <text:list-item>
          <text:p text:style-name="P4">Has been used to characterise an org or group of individuals within a social structure, <text:s/>not a well defined concept</text:p>
        </text:list-item>
        <text:list-item>
          <text:p text:style-name="P5">It describes roles and interactions<text:s/>hat derive from norms and values in the sociological trad</text:p>
        </text:list-item>
        <text:list-item>
          <text:p text:style-name="P6">Tow vies, culture as an implicit feature of social life and second culture to be an explicit social construction</text:p>
        </text:list-item>
        <text:list-item>
          <text:p text:style-name="P7">Tow models, one that defines culture in terms of behaviour and that which defines it in terms of meaning</text:p>
        </text:list-item>
        <text:list-item>
          <text:p text:style-name="P8">Culture is central to the understanding and control of and resistance to, change in society, orgs and social groups</text:p>
        </text:list-item>
      </text:list>
      <text:p text:style-name="P9">Organisational Culture</text:p>
      <text:list text:style-name="LFO2" text:continue-numbering="true">
        <text:list-item>
          <text:p text:style-name="P10">It provides a dynamic and interactive modle of organising and can help explain how org evn might be characterised assesd and controlled</text:p>
        </text:list-item>
        <text:list-item>
          <text:p text:style-name="P11">Notion of culture can imply a practical way of explaining how and why particular orgs enjoy differing levels of success</text:p>
        </text:list-item>
        <text:list-item>
          <text:p text:style-name="P12">The causal link between culute and org effectivenss is not easy to identify</text:p>
        </text:list-item>
      </text:list>
      <text:p text:style-name="P13">Defining<text:s/>Organisational<text:s/>Culture</text:p>
      <text:list text:style-name="LFO3" text:continue-numbering="true">
        <text:list-item>
          <text:p text:style-name="P14">A set of values that help people in an org understand actions are conisdreed acceptable and which are unacceptable to the org and its members</text:p>
        </text:list-item>
        <text:list-item>
          <text:p text:style-name="P15">Ongoing process though which an orgs behaviour patterns become transformed over time, refined and adapted in response to internal and external change</text:p>
        </text:list-item>
        <text:list-item>
          <text:p text:style-name="P16">Emphasis on values, beliefs and expectations that are ashared within the grouop</text:p>
        </text:list-item>
      </text:list>
      <text:p text:style-name="P17">Layers of Organisational culture</text:p>
      <text:list text:style-name="LFO4" text:continue-numbering="true">
        <text:list-item>
          <text:p text:style-name="P18">Three levels of clutre: artefacts, values and gasic assumptions</text:p>
        </text:list-item>
        <text:list-item>
          <text:p text:style-name="P19">At most accessible level are visible artefacts or products of cultural activity, logos or layout of the org</text:p>
        </text:list-item>
        <text:list-item>
          <text:p text:style-name="P20">Middle layer relates to values and priorities assigned to org outcomes</text:p>
        </text:list-item>
      </text:list>
      <text:p text:style-name="P21">Categorisations of culture</text:p>
      <text:soft-page-break/>
      <text:list text:style-name="LFO5" text:continue-numbering="true">
        <text:list-item>
          <text:p text:style-name="P22">Several resrerchers have developed number of classification of org culture allowing orgs to be described as different types of objective entity</text:p>
        </text:list-item>
      </text:list>
      <text:p text:style-name="P23">Deal and<text:s/>Kennedy’s four cultures</text:p>
      <text:list text:style-name="LFO5" text:continue-numbering="true">
        <text:list-item>
          <text:p text:style-name="P24">Tough guy macho culture – org of risk takes who receive immediate feedback,- police, media</text:p>
        </text:list-item>
        <text:list-item>
          <text:p text:style-name="P25">Work hard/play hard – low risk, quick feedback culture where ideas are given time to develop –<text:s/>sales companies, computer companies</text:p>
        </text:list-item>
        <text:list-item>
          <text:p text:style-name="P26">Bet you company – high risk, slow feedback culture, where ideas are given time to develop-<text:s/>large multinationals engaged in research</text:p>
        </text:list-item>
        <text:list-item>
          <text:p text:style-name="P27">Process culture<text:s/>– the classic bureaucracy<text:s/>where feedback is slow and risks<text:s/>are low,,<text:s/>individuals<text:s/>focus on the processes – might include local government and heavily regulated industries</text:p>
        </text:list-item>
      </text:list>
      <text:p text:style-name="P28">Harrison’s typology</text:p>
      <text:list text:style-name="LFO6" text:continue-numbering="true">
        <text:list-item>
          <text:p text:style-name="P29">Power culture- single source of power, typically these types of org react quickly but success often depends on those with the power at the centres and these org might be small, owner managed businesses.</text:p>
        </text:list-item>
        <text:list-item>
          <text:p text:style-name="P30">Role culture<text:s/>–<text:s/>these types of orgs are more typically described as bureaucracies with an emphasis on functions and specilaities, orgs are more likely to be successful in stable env and could include public sector orgs</text:p>
        </text:list-item>
        <text:list-item>
          <text:p text:style-name="P31">Task culture-<text:s/>focus<text:s/>or org<text:s/>accomplishing goals; power is based on expertise and flexibility is important example mang consultants</text:p>
        </text:list-item>
        <text:list-item>
          <text:p text:style-name="P32">Person culture – exist primarily to serve the needs of their mamebers, individuals expected to influence each other thorough example and helpfulness, and have almost automony<text:s/>. <text:s/>this type of culture may be evident in prof practice, lawyers or doctors</text:p>
        </text:list-item>
      </text:list>
      <text:p text:style-name="P33">Hofstede’s national culture dimensions</text:p>
      <text:list text:style-name="LFO7" text:continue-numbering="true">
        <text:list-item>
          <text:p text:style-name="P34">Org culture complicated further when the effects of societal and national cultures<text:s/>upon individual orgs cultures are considered</text:p>
        </text:list-item>
        <text:list-item>
          <text:p text:style-name="P35">Four<text:s/>dimensions<text:s/>identified</text:p>
          <text:list text:continue-numbering="true">
            <text:list-item>
              <text:p text:style-name="P36">Power distance – extent to which members are willing to accept an unequal<text:s/>distribution<text:s/>of power, wealth and<text:s/>privilege</text:p>
            </text:list-item>
            <text:list-item>
              <text:p text:style-name="P37">Uncertainty avoidance – the manner in which<text:s/>individuals have learned to cope with uncertainty</text:p>
            </text:list-item>
            <text:list-item>
              <text:p text:style-name="P38">Individulasim – the degree to which indivudals are required to act independently</text:p>
            </text:list-item>
            <text:list-item>
              <text:p text:style-name="P39">Masculinity – related to dominant values such as success and money</text:p>
            </text:list-item>
          </text:list>
        </text:list-item>
        <text:list-item>
          <text:p text:style-name="P40">Firth dimension ‘Confucian<text:s/>dynamism’ – the degree to which long termism or short termism is the dominant orientation in life</text:p>
        </text:list-item>
        <text:list-item>
          <text:p text:style-name="P41">A lot of similarity between models</text:p>
        </text:list-item>
        <text:list-item>
          <text:p text:style-name="P42">They represent ideal situations or models for us to compare<text:s/>actually<text:s/>orgs against and no org will fit the types exactly</text:p>
        </text:list-item>
        <text:list-item>
          <text:p text:style-name="P43">Inconsistencies in the way culture<text:s/>is defined</text:p>
        </text:list-item>
        <text:list-item>
          <text:p text:style-name="P44">Problems <text:s/>that can be<text:s/>encounter<text:s/>by individuals interpretation of an orgs culture and adherence to cultural<text:s/>norms<text:s/>are in the box</text:p>
        </text:list-item>
        <text:list-item>
          <text:p text:style-name="P45">Key issue for mang is<text:s/>whether<text:s/>cultures’<text:s/>will exist in the org irrespective of mang action or whether mang can proactively influence and change culture</text:p>
        </text:list-item>
      </text:list>
      <text:p text:style-name="P46">Assessing Organisation Culture</text:p>
      <text:list text:style-name="LFO8" text:continue-numbering="true">
        <text:list-item>
          <text:p text:style-name="P47">Approaches to assessment vary widely</text:p>
        </text:list-item>
        <text:list-item>
          <text:p text:style-name="P48">Since each org is unique it is difficult for an outside researcher to form a priori questions or measures to tap into its culture</text:p>
        </text:list-item>
        <text:list-item>
          <text:p text:style-name="P49">Factors uncovred:</text:p>
          <text:list text:continue-numbering="true">
            <text:list-item>
              <text:p text:style-name="P50">Openness to change</text:p>
            </text:list-item>
            <text:list-item>
              <text:p text:style-name="P51">Values of excellent orgs</text:p>
            </text:list-item>
            <text:list-item>
              <text:p text:style-name="P52">Bureaucratic culture</text:p>
            </text:list-item>
            <text:list-item>
              <text:p text:style-name="P53">Org artefacts</text:p>
            </text:list-item>
            <text:list-item>
              <text:p text:style-name="P54">Resistnace to new ideas</text:p>
            </text:list-item>
            <text:list-item>
              <text:p text:style-name="P55">Workplace social relations</text:p>
            </text:list-item>
          </text:list>
        </text:list-item>
        <text:list-item>
          <text:p text:style-name="P56">These factors relate almost exclusively to the more accessible layers of culture</text:p>
        </text:list-item>
        <text:list-item>
          <text:p text:style-name="P57">Culture might exist at diffent levels</text:p>
        </text:list-item>
        <text:list-item>
          <text:p text:style-name="P58">These kinds of issues, together with varying<text:s/>data collection and research strategies, would seem to make a comprehensive study of org culture almost impossible</text:p>
        </text:list-item>
        <text:list-item>
          <text:p text:style-name="P59">Different approaches and strategies may suit the investigation of different levels and aspects of<text:s/>culture</text:p>
        </text:list-item>
      </text:list>
      <text:p text:style-name="P60">Organisational Climate</text:p>
      <text:list text:style-name="LFO9" text:continue-numbering="true">
        <text:list-item>
          <text:p text:style-name="P61">Limate the individual descriptions of the social setting or context of which the person is part</text:p>
        </text:list-item>
        <text:list-item>
          <text:p text:style-name="P62">An enduring characteristic of an org which distinguishes it from other orgs, embodies members collective perceptions about their org WRT automony, turst , cohesiveness, support, recognition, innovation and fairness, is produced by member interation, seves as a basis for interpreting the situation, reflects the prevalent norms, values and attitudes of the orgs culture and acts as a source of influence for shaping behaviour</text:p>
        </text:list-item>
        <text:list-item>
          <text:p text:style-name="P63">Culture exists at a hgher level and relates to longer term and overarching policies and goals, whereas climate si the way things are done on a dya to day basis</text:p>
        </text:list-item>
        <text:list-item>
          <text:p text:style-name="P64">Thus measure of climate focus on individual or group perceptions of the org structre and cultural measure generally focus on the patterns of values and beliefs that lead to the emergence of these strucures</text:p>
        </text:list-item>
        <text:list-item>
          <text:p text:style-name="P65">Definitonal and assessment issues proved problematic when seeking to undersant any raltionships between culture and org performance</text:p>
        </text:list-item>
      </text:list>
      <text:p text:style-name="P66">Culture and Organisational Performance</text:p>
      <text:list text:style-name="LFO10" text:continue-numbering="true">
        <text:list-item>
          <text:p text:style-name="P67">Particular interst to orgs and managers is assumed link between org culture and org performance</text:p>
        </text:list-item>
        <text:list-item>
          <text:p text:style-name="P68">6/8 companies in study improved performance</text:p>
        </text:list-item>
        <text:list-item>
          <text:p text:style-name="P69">Much of research on the link with perf has focused on a serch for particular shared org traits or values that result in superior perfj</text:p>
        </text:list-item>
        <text:list-item>
          <text:p text:style-name="P70">Model is based on the influence of human resource management on productivity and individual satisfaction and motivation and illustrates how culture, mang practices and climate can influence the outcome measure</text:p>
        </text:list-item>
        <text:list-item>
          <text:p text:style-name="P71">Petty and colleagues, assessment of perf incorporated evaluations of operation, customer accounting, support services, marketing and employee health and sategy into one overall perf measure</text:p>
        </text:list-item>
        <text:list-item>
          <text:p text:style-name="P72">Study found evidence<text:s/>of associations between the meauusre of perf and org culture with the strongest indication of the link being evident in the correlations between teamwork and performance.</text:p>
        </text:list-item>
        <text:list-item>
          <text:p text:style-name="P73">Conclude that a culture that fosters cooperatin may be the most effective in the org</text:p>
        </text:list-item>
        <text:list-item>
          <text:p text:style-name="P74">Communication acts as a metamechanism for sahping and imparint culture in mission oriented org culutres thereby influencing perf. In particular, task orientation, feedback and upward communication have positive effects on perceived org performance in mission oriented orgs but potentially negative effects on perf in rule oriented cultures</text:p>
        </text:list-item>
        <text:list-item>
          <text:p text:style-name="P75">Wilderom- not convinced that meaningful conclusions can be drawn from the evidence available. <text:s/>Argue that different measure of culture are used in different sutides and that the opertaionalisation of perf is inconsistent and lacks validity</text:p>
        </text:list-item>
        <text:list-item>
          <text:p text:style-name="P76">Certainly subjective measure of perf<text:s/></text:p>
        </text:list-item>
      </text:list>
      <text:p text:style-name="P77">Organisational Culture and Human Resource Management</text:p>
      <text:list text:style-name="LFO11" text:continue-numbering="true">
        <text:list-item>
          <text:p text:style-name="P78">Explore impact of the interest in culture on people management practices</text:p>
        </text:list-item>
        <text:list-item>
          <text:p text:style-name="P79">Hrm and org culture seem to be highly intertwined conepts</text:p>
        </text:list-item>
        <text:list-item>
          <text:p text:style-name="P80">Storey says that managing culture change coincides so much much with the movement towards hrm that hey become one and the same project</text:p>
        </text:list-item>
        <text:list-item>
          <text:p text:style-name="P81">Fundamental assumptions which reflect managerial perspectives on org cluture are also central to the beliefs and assumption of hrm</text:p>
        </text:list-item>
        <text:list-item>
          <text:p text:style-name="P82">Some researchers consider that culture cannot be controlled by mang within the org,</text:p>
        </text:list-item>
        <text:list-item>
          <text:p text:style-name="P83">Both groups are interested in identifying how culture and can be used as a mechanism to enhace perf</text:p>
        </text:list-item>
        <text:list-item>
          <text:p text:style-name="P84">Previous rational approaches overtly used rules, regulations and procedures as a way of ensuring behavioural compliance from employees, many see culture mang as equally controlling but in a cofert wyay</text:p>
        </text:list-item>
        <text:list-item>
          <text:p text:style-name="P85">The diffence is that culture mang techniques fouc much less on rational rather than emotive approaches to employee mang</text:p>
        </text:list-item>
      </text:list>
      <text:p text:style-name="P86">Culture Management And HRM Practices</text:p>
      <text:list text:style-name="LFO12" text:continue-numbering="true">
        <text:list-item>
          <text:p text:style-name="P87">Hr function ought to be centrall involved in attempting to influence org culture, not in all orgs though</text:p>
        </text:list-item>
        <text:list-item>
          <text:p text:style-name="P88">Various facets of hr activity might be used either to reinforce the existing culture within an org or to support mag initiated culture change efforst</text:p>
        </text:list-item>
      </text:list>
      <text:p text:style-name="P89">Recruitment and selection</text:p>
      <text:list text:style-name="LFO13" text:continue-numbering="true">
        <text:list-item>
          <text:p text:style-name="P90">Traditionally orgs have sought to match individuals abilities to job requirements, known as person job fit</text:p>
        </text:list-item>
        <text:list-item>
          <text:p text:style-name="P91">Research fouces on the fit between person and the org, in respedct of the orgs culture</text:p>
        </text:list-item>
        <text:list-item>
          <text:p text:style-name="P92">May be easier to change employee abilities rather than their attitudes <text:s/>or values</text:p>
        </text:list-item>
        <text:list-item>
          <text:p text:style-name="P93">Research whtehr the match of the individual with the subculture or group of the org in which they are located may be more important to factors such as job satisfaction.</text:p>
        </text:list-item>
        <text:list-item>
          <text:p text:style-name="P94">Found that there were differnces between gourps even in an org seeking to maintain a strong overall org<text:s/>culture</text:p>
        </text:list-item>
        <text:list-item>
          <text:p text:style-name="P95">Important for inidividuals to assess whether the orgs culture matches their own prefernces</text:p>
        </text:list-item>
      </text:list>
      <text:p text:style-name="P96">Employee induction</text:p>
      <text:list text:style-name="LFO14" text:continue-numbering="true">
        <text:list-item>
          <text:p text:style-name="P97">Key opportunity for the org to influence employee values is during the early stages of their<text:s/>employment, m and w little evidence to suggest influence new employees in that respect</text:p>
        </text:list-item>
        <text:list-item>
          <text:p text:style-name="P98">Culture manager- role is to ensure that new employees fit in with and are committed to the prevailing culture</text:p>
        </text:list-item>
        <text:list-item>
          <text:p text:style-name="P99">Induction progrs can reduce the anziety of org entry for newcomers</text:p>
        </text:list-item>
        <text:list-item>
          <text:p text:style-name="P100">Unless the formalised institutional socialistaion represented by induction programmes is reinforced by the activites and contacts newcomers enoucnter in day to day org life, it may not necessarily achieve the desired effect</text:p>
        </text:list-item>
      </text:list>
      <text:p text:style-name="P101">Training and Development</text:p>
      <text:soft-page-break/>
      <text:list text:style-name="LFO15" text:continue-numbering="true">
        <text:list-item>
          <text:p text:style-name="P102">Trad approach tend to focus on individuals on learning job specific skills and knowledge rather than on personal development or broader career issues. <text:s/>This mya be a necessary first step as part of a culture change effort</text:p>
        </text:list-item>
        <text:list-item>
          <text:p text:style-name="P103">Suggest<text:s/>that it will not be possible to develop a customer oriented culture if customer contact staff do not have the appropriate skills to interact effectively with customers</text:p>
        </text:list-item>
        <text:list-item>
          <text:p text:style-name="P104">Leaning and <text:s/>devl acitiviteis can focus on different component of the individual</text:p>
        </text:list-item>
        <text:list-item>
          <text:p text:style-name="P105">Willimas- taining focues on employee behaviour is likely to be necessary in seeking to change employee values and attituees</text:p>
        </text:list-item>
        <text:list-item>
          <text:p text:style-name="P106">Explicit attmepts to change values can lead to employees feeling manipulatd or brainwashed and therefore becoming very cynical.</text:p>
        </text:list-item>
        <text:list-item>
          <text:p text:style-name="P107">Behaviroually focused change can lead to resigned behaviroual compliance</text:p>
        </text:list-item>
        <text:list-item>
          <text:p text:style-name="P108">Highlight need for consistency of message and practice fom the org if employees are to cinsdre the message credible</text:p>
        </text:list-item>
      </text:list>
      <text:p text:style-name="P109"/>
      <text:p text:style-name="P110">Communication and Integration Activites</text:p>
      <text:list text:style-name="LFO16" text:continue-numbering="true">
        <text:list-item>
          <text:p text:style-name="P111">Central component of mangemetn</text:p>
        </text:list-item>
        <text:list-item>
          <text:p text:style-name="P112">Manipulation of artefacts and symbols, scheins top or surface level of culture is the focus here</text:p>
        </text:list-item>
        <text:list-item>
          <text:p text:style-name="P113">Identify two forms of rite which org may use to commucate culture, the rite of enhancement, team brieding and employee of month etc</text:p>
        </text:list-item>
        <text:list-item>
          <text:p text:style-name="P114">Recognition of individual designed to communicate to others what is expected of them</text:p>
        </text:list-item>
        <text:list-item>
          <text:p text:style-name="P115">Rite of<text:s/>integration uses non work actiites as a way of influencing employees emotiions – orgainsed social events,, try to foster a sense of binding employees to the social system</text:p>
        </text:list-item>
        <text:list-item>
          <text:p text:style-name="P116">Importance of an increasingly diverse workforce in terms of the age range of employees</text:p>
        </text:list-item>
        <text:list-item>
          <text:p text:style-name="P117">Org needs to consider whether it is desirable and feasible to develop a uniform/integrated culture or whether diversity, based on generational perspestives is more relevant</text:p>
        </text:list-item>
      </text:list>
      <text:p text:style-name="P118">Cross Cultural Integration</text:p>
      <text:list text:style-name="LFO17" text:continue-numbering="true">
        <text:list-item>
          <text:p text:style-name="P119"><text:span text:style-name="T120">Research suggest that national culture continues to override in many instance the desire of parent companies to impose their preferred org culute and associated hrm practices</text:span></text:p>
        </text:list-item>
        <text:list-item>
          <text:p text:style-name="P121"><text:span text:style-name="T122">China<text:s/></text:span><text:span text:style-name="T123">– proactive culture mang is adopted and reduces perceptions of cultural differnces betrwen isa partners</text:span></text:p>
        </text:list-item>
        <text:list-item>
          <text:p text:style-name="P124"><text:span text:style-name="T125">Complex factors to conisdr – type of strategy adopted by the acquiring org, cultural distance between the two orgs In respect to</text:span><text:span text:style-name="T126"><text:s/>degree of change and the influence of contextual factors.</text:span></text:p>
        </text:list-item>
      </text:list>
      <text:p text:style-name="P127">Payment/rewards Systems</text:p>
      <text:list text:style-name="LFO18" text:continue-numbering="true">
        <text:list-item>
          <text:p text:style-name="P128">Different components of that hr stragey need to be complementary and not contradict each other</text:p>
        </text:list-item>
        <text:list-item>
          <text:p text:style-name="P129">Reward strategy can also be used as a way<text:s/>of communicating org values</text:p>
        </text:list-item>
        <text:list-item>
          <text:p text:style-name="P130">Consistency imporatant if the org is not to send mixed messages</text:p>
        </text:list-item>
      </text:list>
      <text:p text:style-name="P131"/>
      <text:p text:style-name="P132">Redundancies<text:s/></text:p>
      <text:list text:style-name="LFO19" text:continue-numbering="true">
        <text:list-item>
          <text:p text:style-name="P133"><text:span text:style-name="T134">Certain individuals or groups of staff are particularly resistant to the proposed new culture.</text:span></text:p>
        </text:list-item>
        <text:list-item>
          <text:p text:style-name="P135"><text:span text:style-name="T136">Redundancy programms as a way of reducing resistnace to culture change efforts</text:span><text:span text:style-name="T137">.</text:span></text:p>
        </text:list-item>
        <text:list-item>
          <text:p text:style-name="P138"><text:span text:style-name="T139">Importance of handlng redundancy in a sensitive way is emphasised</text:span></text:p>
        </text:list-item>
      </text:list>
      <text:p text:style-name="P140">Performance management / appraisal</text:p>
      <text:list text:style-name="LFO20" text:continue-numbering="true">
        <text:list-item>
          <text:p text:style-name="P141">Study -Managers were aware of the corporate values being espoused by their org, they still saw tha their short term demans were primarily foucsed around financial targets and the need to acieve other org objectives.</text:p>
        </text:list-item>
        <text:list-item>
          <text:p text:style-name="P142">The setting of objectives was imposed from senior mang without any negotiation</text:p>
        </text:list-item>
        <text:list-item>
          <text:p text:style-name="P143">Suggest that cultures which are externally oriented incline towards risk taking and readiness to meet new challenges and tend to be more<text:s/>strongly associated with org perf than culture hat are internally focused</text:p>
        </text:list-item>
        <text:list-item>
          <text:p text:style-name="P144">Wiliams suggests that the perf mang process might be seen as way of developing a perf cultue.</text:p>
        </text:list-item>
        <text:list-item>
          <text:p text:style-name="P145">In purely perf terms, many orgs may only be concerned with seeking to change employee behaviour rather than to change the deeper levels of cultural values and assumptions</text:p>
        </text:list-item>
      </text:list>
      <text:p text:style-name="P146">Leadership</text:p>
      <text:list text:style-name="LFO21" text:continue-numbering="true">
        <text:list-item>
          <text:p text:style-name="P147"><text:span text:style-name="T148">Figurehads, role models for prefferd culture nad values is seen as crucial</text:span></text:p>
        </text:list-item>
        <text:list-item>
          <text:p text:style-name="P149"><text:span text:style-name="T150">New leader is oten associated with a new approach to culture</text:span></text:p>
        </text:list-item>
        <text:list-item>
          <text:p text:style-name="P151"><text:span text:style-name="T152">Role they play will vary depending on the org stage of development and require different types of culture mang at different stages</text:span></text:p>
        </text:list-item>
        <text:list-item>
          <text:p text:style-name="P153"><text:span text:style-name="T154">Leaders described as perf builders beded to be young with mang qualifications</text:span></text:p>
        </text:list-item>
        <text:list-item>
          <text:p text:style-name="P155"><text:span text:style-name="T156">Their focus was on external adaption of the org to its environment</text:span></text:p>
        </text:list-item>
        <text:list-item>
          <text:p text:style-name="P157"><text:span text:style-name="T158">In contrast, ‘institution builders’ focused strongly on internal proceeses/systems to reinforce values but were much less charismatic laeder, relied on the support of other managers to reinforce culture</text:span><text:span text:style-name="T159"><text:s text:c="2"/>these orgs had stronger cult and used hr systems such as selection, reward and training to reinforce and sustain culture</text:span></text:p>
        </text:list-item>
      </text:list>
      <text:p text:style-name="P160">Employee relations</text:p>
      <text:list text:style-name="LFO22" text:continue-numbering="true">
        <text:list-item>
          <text:p text:style-name="P161"><text:span text:style-name="T162">Hrm approach tends to downplay role of trade unions and formal mechanism for employee representation. <text:s/>Some consider trade unions essential</text:span></text:p>
        </text:list-item>
        <text:list-item>
          <text:p text:style-name="P163"><text:span text:style-name="T164">Employee suggestion schems, quality circles can all be used as a way of indicating to employees that they have a voice nad their ideas are valuable</text:span></text:p>
        </text:list-item>
      </text:list>
      <text:p text:style-name="P165">Is Culture Change Feasible?</text:p>
      <text:list text:style-name="LFO23" text:continue-numbering="true">
        <text:list-item>
          <text:p text:style-name="P166"><text:span text:style-name="T167">Considerable scepticism regarding the feasibility of mang proactively changing org culture, particularuy at the deep fundamental levels</text:span></text:p>
        </text:list-item>
        <text:list-item>
          <text:p text:style-name="P168"><text:span text:style-name="T169">Power differntials exist in org, sub cultures exist and in seeking to change culture mang is seeking to control employees</text:span></text:p>
        </text:list-item>
        <text:list-item>
          <text:p text:style-name="P170"><text:span text:style-name="T171">Ogbonna suggest that the espoused aim of many culture change programmes to enhance employee commitemtn is not achieved.</text:span></text:p>
        </text:list-item>
        <text:list-item>
          <text:p text:style-name="P172"><text:span text:style-name="T173">In may senses change is focused on employee behaviours and achieved though compliance rather than commitment which is sought</text:span></text:p>
        </text:list-item>
        <text:list-item>
          <text:p text:style-name="P174"><text:span text:style-name="T175">By managing the meanings and values of employees, mang seeks to manipulate employees internalised sources of control and commitment</text:span></text:p>
        </text:list-item>
        <text:list-item>
          <text:p text:style-name="P176"><text:span text:style-name="T177">Harris summarise the differing views on the feasibility of changing culture by suggesting three different perspectives; 1. Culture can be managed 2. Culture cannot be managed and 3. Culture can be manipulated but only under certa</text:span><text:span text:style-name="T178">i</text:span><text:span text:style-name="T179">n conditions</text:span></text:p>
        </text:list-item>
        <text:list-item>
          <text:p text:style-name="P180"><text:span text:style-name="T181">Also stress that little research effort has been directed at undersatning employee reactions to mangeral culture change attemptsemployees could respond in a range of ways but 2 key determinants at play</text:span></text:p>
        </text:list-item>
        <text:list-item>
          <text:p text:style-name="P182"><text:span text:style-name="T183">One was willingness to change and the seoncd wat the existing strength of the particular subculture</text:span></text:p>
        </text:list-item>
      </text:list>
      <text:p text:style-name="P184"/>
      <text:p text:style-name="P185">Conclusion</text:p>
      <text:list text:style-name="LFO24" text:continue-numbering="true">
        <text:list-item>
          <text:p text:style-name="P186"><text:span text:style-name="T187">We can describe org culture as a phenomenon that involves beliefs, values and behaviours, exists at a variety of different levels and manifests itself in a wide range of artefacts within any particular org</text:span></text:p>
        </text:list-item>
        <text:list-item>
          <text:p text:style-name="P188"><text:span text:style-name="T189">Culture is difficult to assess directly given the varying data collection methods and the multi level nauter of the construct</text:span></text:p>
        </text:list-item>
        <text:list-item>
          <text:p text:style-name="P190"><text:span text:style-name="T191">Culture might provide a useful description of org environments, which facilitate their comprehension, interpretation, acceptance and control nadm ight explain their success in term of perf</text:span></text:p>
        </text:list-item>
        <text:list-item>
          <text:p text:style-name="P192"><text:span text:style-name="T193">Must be able to adapt and change their culture when necessary</text:span></text:p>
        </text:list-item>
        <text:list-item>
          <text:p text:style-name="P194"><text:span text:style-name="T195">Problems with changing culture:</text:span></text:p>
        </text:list-item>
        <text:list-item>
          <text:p text:style-name="P196"><text:span text:style-name="T197">At what level is culture changing</text:span><text:span text:style-name="T198"><text:s/>occurring?</text:span></text:p>
        </text:list-item>
        <text:list-item>
          <text:p text:style-name="P199"><text:span text:style-name="T200">Even if behaviour is changed, is this really a culture change?</text:span></text:p>
        </text:list-item>
        <text:list-item>
          <text:p text:style-name="P201"><text:span text:style-name="T202">Do orgs have unitary cultures and if so is it feasible to change the culture of the whole org at once?</text:span></text:p>
        </text:list-item>
        <text:list-item>
          <text:p text:style-name="P203"><text:span text:style-name="T204">If it is accepted that orgs comprise subcultures are strategies for culture change sophisticated enough to recognise the differential approaches required?</text:span></text:p>
        </text:list-item>
        <text:list-item>
          <text:p text:style-name="P205"><text:span text:style-name="T206">Martin suggested 3 diffent perspectives can be adopted in seeking to undersantd culture<text:s/></text:span></text:p>
        </text:list-item>
        <text:list-item>
          <text:p text:style-name="P207"><text:span text:style-name="T208">Integration pers – most typical of mang in that it assumes an org wide consensus within the org and that consistency is feasible</text:span></text:p>
        </text:list-item>
        <text:list-item>
          <text:p text:style-name="P209"><text:span text:style-name="T210">Diffentiation pers –assumes that there are likely to be subcultures within the org which will be inconsistent in their responses to culture change efforts</text:span></text:p>
        </text:list-item>
        <text:list-item>
          <text:p text:style-name="P211"><text:span text:style-name="T212">Fragmentation pers – assumes that there is cuh a multiplicity of views with little or no consensus that mangin c</text:span><text:span text:style-name="T213">ulture will be immensely complex</text:span></text:p>
        </text:list-item>
      </text:list>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1-11T16:55:00Z</meta:creation-date>
    <dc:date>2014-11-11T20:31:00Z</dc:date>
    <meta:template xlink:href="Normal" xlink:type="simple"/>
    <meta:editing-cycles>3</meta:editing-cycles>
    <meta:editing-duration>PT12960S</meta:editing-duration>
    <meta:document-statistic meta:page-count="9" meta:paragraph-count="35" meta:word-count="2637" meta:character-count="17637" meta:row-count="125" meta:non-whitespace-character-count="15035"/>
  </office:meta>
</office:document-meta>
</file>